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9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5604" table:style-name="ce21">
            <text:p>5,604</text:p>
          </table:table-cell>
          <table:table-cell office:value-type="float" office:value="5137.74" table:style-name="ce23">
            <text:p>5,138</text:p>
          </table:table-cell>
          <table:table-cell office:value-type="float" office:value="10062" table:style-name="ce25">
            <text:p>10,062</text:p>
          </table:table-cell>
          <table:table-cell office:value-type="float" office:value="9542.67" table:style-name="ce27">
            <text:p>9,543</text:p>
          </table:table-cell>
          <table:table-cell office:value-type="float" office:value="5671" table:style-name="ce29">
            <text:p>5,671</text:p>
          </table:table-cell>
          <table:table-cell office:value-type="float" office:value="5468.02" table:style-name="ce31">
            <text:p>5,468</text:p>
          </table:table-cell>
          <table:table-cell office:value-type="float" office:value="1741" table:style-name="ce33">
            <text:p>1,741</text:p>
          </table:table-cell>
          <table:table-cell office:value-type="float" office:value="1699.02" table:style-name="ce34">
            <text:p>1,699</text:p>
          </table:table-cell>
          <table:table-cell office:value-type="float" office:value="196" table:style-name="ce74">
            <text:p>196</text:p>
          </table:table-cell>
          <table:table-cell office:value-type="float" office:value="195.18" table:style-name="ce76">
            <text:p>195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23274" table:content-validation-name="val3" table:style-name="ce105">
            <text:p>23,274</text:p>
          </table:table-cell>
          <table:table-cell office:value-type="float" office:value="22042.63" table:content-validation-name="val3" table:style-name="ce106">
            <text:p>22,043</text:p>
          </table:table-cell>
          <table:table-cell office:value-type="float" office:value="2639" table:style-name="ce109">
            <text:p>2,639</text:p>
          </table:table-cell>
          <table:table-cell office:value-type="float" office:value="2530.1799999999998" table:style-name="ce152">
            <text:p>2,53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2639" table:style-name="ce201">
            <text:p>2,639</text:p>
          </table:table-cell>
          <table:table-cell office:value-type="float" office:value="2530.1799999999998" table:style-name="ce205">
            <text:p>2,530</text:p>
          </table:table-cell>
          <table:table-cell office:value-type="float" office:value="25913" table:content-validation-name="val3" table:style-name="ce200">
            <text:p>25,913</text:p>
          </table:table-cell>
          <table:table-cell office:value-type="float" office:value="24572.81" table:content-validation-name="val3" table:style-name="ce199">
            <text:p>24,573</text:p>
          </table:table-cell>
          <table:table-cell office:value-type="currency" office:value="55429000" table:content-validation-name="val2" table:style-name="ce9">
            <text:p>£55,429,000.00</text:p>
          </table:table-cell>
          <table:table-cell office:value-type="currency" office:value="8286000" table:content-validation-name="val2" table:style-name="ce9">
            <text:p>£8,286,000.00</text:p>
          </table:table-cell>
          <table:table-cell office:value-type="currency" office:value="46000" table:content-validation-name="val2" table:style-name="ce9">
            <text:p>£46,000.00</text:p>
          </table:table-cell>
          <table:table-cell office:value-type="currency" office:value="666000" table:content-validation-name="val2" table:style-name="ce9">
            <text:p>£666,000.00</text:p>
          </table:table-cell>
          <table:table-cell office:value-type="currency" office:value="12096000" table:content-validation-name="val2" table:style-name="ce9">
            <text:p>£12,096,000.00</text:p>
          </table:table-cell>
          <table:table-cell office:value-type="currency" office:value="5121000" table:content-validation-name="val2" table:style-name="ce9">
            <text:p>£5,121,000.00</text:p>
          </table:table-cell>
          <table:table-cell office:value-type="currency" office:value="81644000" table:style-name="ce10">
            <text:p>£81,644,000.00</text:p>
          </table:table-cell>
          <table:table-cell office:value-type="currency" office:value="8120000" table:content-validation-name="val2" table:style-name="ce11">
            <text:p>£8,120,000.00</text:p>
          </table:table-cell>
          <table:table-cell office:value-type="currency" office:value="995000" table:content-validation-name="val2" table:style-name="ce11">
            <text:p>£995,000.00</text:p>
          </table:table-cell>
          <table:table-cell office:value-type="currency" office:value="9115000" table:style-name="ce10">
            <text:p>£9,115,000.00</text:p>
          </table:table-cell>
          <table:table-cell office:value-type="currency" office:value="90759000" table:style-name="ce12">
            <text:p>£90,759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2227" table:style-name="ce20">
            <text:p>2,227</text:p>
          </table:table-cell>
          <table:table-cell office:value-type="float" office:value="1930.38" table:style-name="ce22">
            <text:p>1,930</text:p>
          </table:table-cell>
          <table:table-cell office:value-type="float" office:value="873" table:style-name="ce24">
            <text:p>873</text:p>
          </table:table-cell>
          <table:table-cell office:value-type="float" office:value="784.38" table:style-name="ce26">
            <text:p>784</text:p>
          </table:table-cell>
          <table:table-cell office:value-type="float" office:value="489" table:style-name="ce28">
            <text:p>489</text:p>
          </table:table-cell>
          <table:table-cell office:value-type="float" office:value="477.52" table:style-name="ce30">
            <text:p>478</text:p>
          </table:table-cell>
          <table:table-cell office:value-type="float" office:value="115" table:style-name="ce32">
            <text:p>115</text:p>
          </table:table-cell>
          <table:table-cell office:value-type="float" office:value="113.92" table:style-name="ce35">
            <text:p>114</text:p>
          </table:table-cell>
          <table:table-cell office:value-type="float" office:value="9" table:style-name="ce75">
            <text:p>9</text:p>
          </table:table-cell>
          <table:table-cell office:value-type="float" office:value="9" table:style-name="ce77">
            <text:p>9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3713" table:content-validation-name="val3" table:style-name="ce87">
            <text:p>3,713</text:p>
          </table:table-cell>
          <table:table-cell office:value-type="float" office:value="3315.2000000000003" table:content-validation-name="val3" table:style-name="ce107">
            <text:p>3,315</text:p>
          </table:table-cell>
          <table:table-cell office:value-type="float" office:value="3" table:style-name="ce108">
            <text:p>3</text:p>
          </table:table-cell>
          <table:table-cell office:value-type="float" office:value="3" table:style-name="ce151">
            <text:p>3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3" table:style-name="ce87">
            <text:p>3</text:p>
          </table:table-cell>
          <table:table-cell office:value-type="float" office:value="3" table:style-name="ce107">
            <text:p>3</text:p>
          </table:table-cell>
          <table:table-cell office:value-type="float" office:value="3716" table:content-validation-name="val3" table:style-name="ce210">
            <text:p>3,716</text:p>
          </table:table-cell>
          <table:table-cell office:value-type="float" office:value="3318.2000000000003" table:content-validation-name="val3" table:style-name="ce202">
            <text:p>3,318</text:p>
          </table:table-cell>
          <table:table-cell office:value-type="currency" office:value="6115000" table:content-validation-name="val2" table:style-name="ce9">
            <text:p>£6,115,000.00</text:p>
          </table:table-cell>
          <table:table-cell office:value-type="currency" office:value="103000" table:content-validation-name="val2" table:style-name="ce9">
            <text:p>£10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01000" table:content-validation-name="val2" table:style-name="ce9">
            <text:p>£401,000.00</text:p>
          </table:table-cell>
          <table:table-cell office:value-type="currency" office:value="1130000" table:content-validation-name="val2" table:style-name="ce9">
            <text:p>£1,130,000.00</text:p>
          </table:table-cell>
          <table:table-cell office:value-type="currency" office:value="440000" table:content-validation-name="val2" table:style-name="ce9">
            <text:p>£440,000.00</text:p>
          </table:table-cell>
          <table:table-cell office:value-type="currency" office:value="8189000" table:style-name="ce10">
            <text:p>£8,189,000.00</text:p>
          </table:table-cell>
          <table:table-cell office:value-type="currency" office:value="64000" table:content-validation-name="val2" table:style-name="ce11">
            <text:p>£64,000.00</text:p>
          </table:table-cell>
          <table:table-cell office:value-type="currency" office:value="97000" table:content-validation-name="val2" table:style-name="ce11">
            <text:p>£97,000.00</text:p>
          </table:table-cell>
          <table:table-cell office:value-type="currency" office:value="161000" table:style-name="ce10">
            <text:p>£161,000.00</text:p>
          </table:table-cell>
          <table:table-cell office:value-type="currency" office:value="8350000" table:style-name="ce12">
            <text:p>£8,35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43">
            <text:p>Executive Agency</text:p>
          </table:table-cell>
          <table:table-cell office:value-type="string" table:style-name="ce44">
            <text:p>Home Office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5" table:style-name="ce51">
            <text:p>5</text:p>
          </table:table-cell>
          <table:table-cell office:value-type="float" office:value="5" table:style-name="ce52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8">
            <text:p>5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4" table:content-validation-name="val3" table:style-name="ce87">
            <text:p>14</text:p>
          </table:table-cell>
          <table:table-cell office:value-type="float" office:value="14" table:content-validation-name="val3" table:style-name="ce85">
            <text:p>14</text:p>
          </table:table-cell>
          <table:table-cell office:value-type="float" office:value="7" table:style-name="ce115">
            <text:p>7</text:p>
          </table:table-cell>
          <table:table-cell office:value-type="float" office:value="6" table:style-name="ce111">
            <text:p>6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7" table:style-name="ce87">
            <text:p>7</text:p>
          </table:table-cell>
          <table:table-cell office:value-type="float" office:value="6" table:style-name="ce208">
            <text:p>6</text:p>
          </table:table-cell>
          <table:table-cell office:value-type="float" office:value="21" table:content-validation-name="val3" table:style-name="ce210">
            <text:p>21</text:p>
          </table:table-cell>
          <table:table-cell office:value-type="float" office:value="20" table:content-validation-name="val3" table:style-name="ce216">
            <text:p>20</text:p>
          </table:table-cell>
          <table:table-cell office:value-type="currency" office:value="67000" table:content-validation-name="val2" table:style-name="ce9">
            <text:p>£67,000.00</text:p>
          </table:table-cell>
          <table:table-cell office:value-type="currency" office:value="3000" table:content-validation-name="val2" table:style-name="ce9">
            <text:p>£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2000" table:content-validation-name="val2" table:style-name="ce9">
            <text:p>£12,000.00</text:p>
          </table:table-cell>
          <table:table-cell office:value-type="currency" office:value="6000" table:content-validation-name="val2" table:style-name="ce9">
            <text:p>£6,000.00</text:p>
          </table:table-cell>
          <table:table-cell office:value-type="currency" office:value="88000" table:style-name="ce10">
            <text:p>£88,000.00</text:p>
          </table:table-cell>
          <table:table-cell office:value-type="currency" office:value="22000" table:content-validation-name="val2" table:style-name="ce11">
            <text:p>£22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2000" table:style-name="ce10">
            <text:p>£22,000.00</text:p>
          </table:table-cell>
          <table:table-cell office:value-type="currency" office:value="110000" table:style-name="ce12">
            <text:p>£11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279" table:style-name="ce47">
            <text:p>279</text:p>
          </table:table-cell>
          <table:table-cell office:value-type="float" office:value="251.06" table:style-name="ce48">
            <text:p>251</text:p>
          </table:table-cell>
          <table:table-cell office:value-type="float" office:value="190" table:style-name="ce50">
            <text:p>190</text:p>
          </table:table-cell>
          <table:table-cell office:value-type="float" office:value="179.59" table:style-name="ce53">
            <text:p>180</text:p>
          </table:table-cell>
          <table:table-cell office:value-type="float" office:value="245" table:style-name="ce37">
            <text:p>245</text:p>
          </table:table-cell>
          <table:table-cell office:value-type="float" office:value="235.56" table:style-name="ce39">
            <text:p>236</text:p>
          </table:table-cell>
          <table:table-cell office:value-type="float" office:value="30" table:style-name="ce41">
            <text:p>30</text:p>
          </table:table-cell>
          <table:table-cell office:value-type="float" office:value="28.3" table:style-name="ce68">
            <text:p>28</text:p>
          </table:table-cell>
          <table:table-cell office:value-type="float" office:value="5" table:style-name="ce70">
            <text:p>5</text:p>
          </table:table-cell>
          <table:table-cell office:value-type="float" office:value="4.2300000000000004" table:style-name="ce73">
            <text:p>4</text:p>
          </table:table-cell>
          <table:table-cell office:value-type="float" office:value="4" table:style-name="ce81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753" table:content-validation-name="val3" table:style-name="ce87">
            <text:p>753</text:p>
          </table:table-cell>
          <table:table-cell office:value-type="float" office:value="702.74" table:content-validation-name="val3" table:style-name="ce86">
            <text:p>703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19" table:style-name="ce192">
            <text:p>19</text:p>
          </table:table-cell>
          <table:table-cell office:value-type="float" office:value="19" table:style-name="ce191">
            <text:p>19</text:p>
          </table:table-cell>
          <table:table-cell office:value-type="float" office:value="19" table:style-name="ce87">
            <text:p>19</text:p>
          </table:table-cell>
          <table:table-cell office:value-type="float" office:value="19" table:style-name="ce209">
            <text:p>19</text:p>
          </table:table-cell>
          <table:table-cell office:value-type="float" office:value="772" table:content-validation-name="val3" table:style-name="ce210">
            <text:p>772</text:p>
          </table:table-cell>
          <table:table-cell office:value-type="float" office:value="721.74" table:content-validation-name="val3" table:style-name="ce213">
            <text:p>722</text:p>
          </table:table-cell>
          <table:table-cell office:value-type="currency" office:value="1437493.55" table:content-validation-name="val1" table:style-name="ce9">
            <text:p>£1,437,493.55</text:p>
          </table:table-cell>
          <table:table-cell office:value-type="currency" office:value="3633" table:content-validation-name="val1" table:style-name="ce9">
            <text:p>£3,633.00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2138.27" table:content-validation-name="val1" table:style-name="ce9">
            <text:p>£32,138.27</text:p>
          </table:table-cell>
          <table:table-cell office:value-type="currency" office:value="263353.11" table:content-validation-name="val1" table:style-name="ce9">
            <text:p>£263,353.11</text:p>
          </table:table-cell>
          <table:table-cell office:value-type="currency" office:value="102424.52" table:content-validation-name="val1" table:style-name="ce9">
            <text:p>£102,424.52</text:p>
          </table:table-cell>
          <table:table-cell office:value-type="currency" office:value="1839042.4500000002" table:style-name="ce10">
            <text:p>£1,839,042.45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32428.10999999999" table:content-validation-name="val2" table:style-name="ce11">
            <text:p>£132,428.11</text:p>
          </table:table-cell>
          <table:table-cell office:value-type="currency" office:value="132428.10999999999" table:style-name="ce10">
            <text:p>£132,428.11</text:p>
          </table:table-cell>
          <table:table-cell office:value-type="currency" office:value="1971470.56" table:style-name="ce12">
            <text:p>£1,971,470.5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33">
            <text:p>Executive Non-Departmental Public Body</text:p>
          </table:table-cell>
          <table:table-cell office:value-type="string" table:style-name="ce135">
            <text:p>Home Office</text:p>
          </table:table-cell>
          <table:table-cell office:value-type="float" office:value="39" table:style-name="ce125">
            <text:p>39</text:p>
          </table:table-cell>
          <table:table-cell office:value-type="float" office:value="37.216100000000004" table:style-name="ce128">
            <text:p>37</text:p>
          </table:table-cell>
          <table:table-cell office:value-type="float" office:value="44" table:style-name="ce129">
            <text:p>44</text:p>
          </table:table-cell>
          <table:table-cell office:value-type="float" office:value="43.216200000000001" table:style-name="ce119">
            <text:p>43</text:p>
          </table:table-cell>
          <table:table-cell office:value-type="float" office:value="407" table:style-name="ce122">
            <text:p>407</text:p>
          </table:table-cell>
          <table:table-cell office:value-type="float" office:value="399.98149999999998" table:style-name="ce123">
            <text:p>400</text:p>
          </table:table-cell>
          <table:table-cell office:value-type="float" office:value="39" table:style-name="ce55">
            <text:p>39</text:p>
          </table:table-cell>
          <table:table-cell office:value-type="float" office:value="38.9054" table:style-name="ce56">
            <text:p>39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91">
            <text:p>5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534" table:content-validation-name="val3" table:style-name="ce87">
            <text:p>534</text:p>
          </table:table-cell>
          <table:table-cell office:value-type="float" office:value="524.31920000000002" table:content-validation-name="val3" table:style-name="ce96">
            <text:p>524</text:p>
          </table:table-cell>
          <table:table-cell office:value-type="float" office:value="26" table:style-name="ce116">
            <text:p>26</text:p>
          </table:table-cell>
          <table:table-cell office:value-type="float" office:value="26" table:style-name="ce112">
            <text:p>26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82">
            <text:p>1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27" table:style-name="ce87">
            <text:p>27</text:p>
          </table:table-cell>
          <table:table-cell office:value-type="float" office:value="27" table:style-name="ce206">
            <text:p>27</text:p>
          </table:table-cell>
          <table:table-cell office:value-type="float" office:value="561" table:content-validation-name="val3" table:style-name="ce210">
            <text:p>561</text:p>
          </table:table-cell>
          <table:table-cell office:value-type="float" office:value="551.31920000000002" table:content-validation-name="val3" table:style-name="ce214">
            <text:p>551</text:p>
          </table:table-cell>
          <table:table-cell office:value-type="currency" office:value="1387074.22" table:content-validation-name="val2" table:style-name="ce9">
            <text:p>£1,387,074.22</text:p>
          </table:table-cell>
          <table:table-cell office:value-type="currency" office:value="95597.53" table:content-validation-name="val2" table:style-name="ce9">
            <text:p>£95,597.5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9360" table:content-validation-name="val2" table:style-name="ce9">
            <text:p>£19,360.00</text:p>
          </table:table-cell>
          <table:table-cell office:value-type="currency" office:value="269199.83" table:content-validation-name="val2" table:style-name="ce9">
            <text:p>£269,199.83</text:p>
          </table:table-cell>
          <table:table-cell office:value-type="currency" office:value="124130.09" table:content-validation-name="val2" table:style-name="ce9">
            <text:p>£124,130.09</text:p>
          </table:table-cell>
          <table:table-cell office:value-type="currency" office:value="1895361.6700000002" table:style-name="ce10">
            <text:p>£1,895,361.67</text:p>
          </table:table-cell>
          <table:table-cell office:value-type="currency" office:value="93482" table:content-validation-name="val2" table:style-name="ce11">
            <text:p>£93,482.00</text:p>
          </table:table-cell>
          <table:table-cell office:value-type="currency" office:value="30658" table:content-validation-name="val2" table:style-name="ce11">
            <text:p>£30,658.00</text:p>
          </table:table-cell>
          <table:table-cell office:value-type="currency" office:value="124140" table:style-name="ce10">
            <text:p>£124,140.00</text:p>
          </table:table-cell>
          <table:table-cell office:value-type="currency" office:value="2019501.6700000002" table:style-name="ce12">
            <text:p>£2,019,501.6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32">
            <text:p>Executive Non-Departmental Public Body</text:p>
          </table:table-cell>
          <table:table-cell office:value-type="string" table:style-name="ce138">
            <text:p>Home Office</text:p>
          </table:table-cell>
          <table:table-cell office:value-type="float" office:value="12" table:style-name="ce126">
            <text:p>12</text:p>
          </table:table-cell>
          <table:table-cell office:value-type="float" office:value="11" table:style-name="ce127">
            <text:p>11</text:p>
          </table:table-cell>
          <table:table-cell office:value-type="float" office:value="9" table:style-name="ce130">
            <text:p>9</text:p>
          </table:table-cell>
          <table:table-cell office:value-type="float" office:value="9" table:style-name="ce120">
            <text:p>9</text:p>
          </table:table-cell>
          <table:table-cell office:value-type="float" office:value="37" table:style-name="ce121">
            <text:p>37</text:p>
          </table:table-cell>
          <table:table-cell office:value-type="float" office:value="36" table:style-name="ce124">
            <text:p>36</text:p>
          </table:table-cell>
          <table:table-cell office:value-type="float" office:value="2" table:style-name="ce54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.6" table:style-name="ce90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61" table:content-validation-name="val3" table:style-name="ce87">
            <text:p>61</text:p>
          </table:table-cell>
          <table:table-cell office:value-type="float" office:value="58.4" table:content-validation-name="val3" table:style-name="ce97">
            <text:p>58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61" table:content-validation-name="val3" table:style-name="ce210">
            <text:p>61</text:p>
          </table:table-cell>
          <table:table-cell office:value-type="float" office:value="58.4" table:content-validation-name="val3" table:style-name="ce215">
            <text:p>58</text:p>
          </table:table-cell>
          <table:table-cell office:value-type="currency" office:value="160348" table:content-validation-name="val2" table:style-name="ce9">
            <text:p>£160,348.00</text:p>
          </table:table-cell>
          <table:table-cell office:value-type="currency" office:value="155" table:content-validation-name="val2" table:style-name="ce9">
            <text:p>£15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548" table:content-validation-name="val2" table:style-name="ce9">
            <text:p>£28,548.00</text:p>
          </table:table-cell>
          <table:table-cell office:value-type="currency" office:value="12950" table:content-validation-name="val2" table:style-name="ce9">
            <text:p>£12,950.00</text:p>
          </table:table-cell>
          <table:table-cell office:value-type="currency" office:value="202001" table:style-name="ce10">
            <text:p>£202,001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2001" table:style-name="ce12">
            <text:p>£202,001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31">
            <text:p>Executive Non-Departmental Public Body</text:p>
          </table:table-cell>
          <table:table-cell office:value-type="string" table:style-name="ce136">
            <text:p>Home Office</text:p>
          </table:table-cell>
          <table:table-cell office:value-type="float" office:value="35" table:style-name="ce146">
            <text:p>35</text:p>
          </table:table-cell>
          <table:table-cell office:value-type="float" office:value="34.4" table:style-name="ce147">
            <text:p>34</text:p>
          </table:table-cell>
          <table:table-cell office:value-type="float" office:value="19" table:style-name="ce149">
            <text:p>19</text:p>
          </table:table-cell>
          <table:table-cell office:value-type="float" office:value="19" table:style-name="ce139">
            <text:p>19</text:p>
          </table:table-cell>
          <table:table-cell office:value-type="float" office:value="94" table:style-name="ce142">
            <text:p>94</text:p>
          </table:table-cell>
          <table:table-cell office:value-type="float" office:value="93.6" table:style-name="ce143">
            <text:p>94</text:p>
          </table:table-cell>
          <table:table-cell office:value-type="float" office:value="19" table:style-name="ce61">
            <text:p>19</text:p>
          </table:table-cell>
          <table:table-cell office:value-type="float" office:value="18.600000000000001" table:style-name="ce62">
            <text:p>19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67">
            <text:p>4</text:p>
          </table:table-cell>
          <table:table-cell office:value-type="float" office:value="8" table:style-name="ce98">
            <text:p>8</text:p>
          </table:table-cell>
          <table:table-cell office:value-type="float" office:value="0.62" table:style-name="ce100">
            <text:p>1</text:p>
          </table:table-cell>
          <table:table-cell office:value-type="float" office:value="179" table:content-validation-name="val3" table:style-name="ce87">
            <text:p>179</text:p>
          </table:table-cell>
          <table:table-cell office:value-type="float" office:value="170.22" table:content-validation-name="val3" table:style-name="ce101">
            <text:p>170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17">
            <text:p>1</text:p>
          </table:table-cell>
          <table:table-cell office:value-type="float" office:value="14" table:style-name="ce163">
            <text:p>14</text:p>
          </table:table-cell>
          <table:table-cell office:value-type="float" office:value="13.4" table:style-name="ce166">
            <text:p>13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15" table:style-name="ce87">
            <text:p>15</text:p>
          </table:table-cell>
          <table:table-cell office:value-type="float" office:value="14.4" table:style-name="ce207">
            <text:p>14</text:p>
          </table:table-cell>
          <table:table-cell office:value-type="float" office:value="194" table:content-validation-name="val3" table:style-name="ce210">
            <text:p>194</text:p>
          </table:table-cell>
          <table:table-cell office:value-type="float" office:value="184.62" table:content-validation-name="val3" table:style-name="ce212">
            <text:p>185</text:p>
          </table:table-cell>
          <table:table-cell office:value-type="currency" office:value="495750.34" table:content-validation-name="val1" table:style-name="ce9">
            <text:p>£495,750.34</text:p>
          </table:table-cell>
          <table:table-cell office:value-type="currency" office:value="52500.57" table:content-validation-name="val1" table:style-name="ce9">
            <text:p>£52,500.57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2509.91" table:content-validation-name="val1" table:style-name="ce9">
            <text:p>£2,509.91</text:p>
          </table:table-cell>
          <table:table-cell office:value-type="currency" office:value="96561.05" table:content-validation-name="val1" table:style-name="ce9">
            <text:p>£96,561.05</text:p>
          </table:table-cell>
          <table:table-cell office:value-type="currency" office:value="48375.75" table:content-validation-name="val1" table:style-name="ce9">
            <text:p>£48,375.75</text:p>
          </table:table-cell>
          <table:table-cell office:value-type="currency" office:value="695697.62000000011" table:style-name="ce10">
            <text:p>£695,697.62</text:p>
          </table:table-cell>
          <table:table-cell office:value-type="currency" office:value="167650.92000000001" table:content-validation-name="val1" table:style-name="ce11">
            <text:p>£167,650.9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67650.92000000001" table:style-name="ce10">
            <text:p>£167,650.92</text:p>
          </table:table-cell>
          <table:table-cell office:value-type="currency" office:value="863348.54000000015" table:style-name="ce12">
            <text:p>£863,348.5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Crime Agency</text:p>
          </table:table-cell>
          <table:table-cell office:value-type="string" table:style-name="ce134">
            <text:p>Non-Ministerial Department</text:p>
          </table:table-cell>
          <table:table-cell office:value-type="string" table:style-name="ce137">
            <text:p>Home Office</text:p>
          </table:table-cell>
          <table:table-cell office:value-type="float" office:value="338" table:style-name="ce145">
            <text:p>338</text:p>
          </table:table-cell>
          <table:table-cell office:value-type="float" office:value="315.39999999999998" table:style-name="ce148">
            <text:p>315</text:p>
          </table:table-cell>
          <table:table-cell office:value-type="float" office:value="1819" table:style-name="ce150">
            <text:p>1,819</text:p>
          </table:table-cell>
          <table:table-cell office:value-type="float" office:value="1771.7" table:style-name="ce140">
            <text:p>1,772</text:p>
          </table:table-cell>
          <table:table-cell office:value-type="float" office:value="1742" table:style-name="ce141">
            <text:p>1,742</text:p>
          </table:table-cell>
          <table:table-cell office:value-type="float" office:value="1705.3" table:style-name="ce144">
            <text:p>1,705</text:p>
          </table:table-cell>
          <table:table-cell office:value-type="float" office:value="244" table:style-name="ce60">
            <text:p>244</text:p>
          </table:table-cell>
          <table:table-cell office:value-type="float" office:value="240.8" table:style-name="ce63">
            <text:p>241</text:p>
          </table:table-cell>
          <table:table-cell office:value-type="float" office:value="26" table:style-name="ce65">
            <text:p>26</text:p>
          </table:table-cell>
          <table:table-cell office:value-type="float" office:value="25.6" table:style-name="ce66">
            <text:p>26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4169" table:content-validation-name="val3" table:style-name="ce14">
            <text:p>4,169</text:p>
          </table:table-cell>
          <table:table-cell office:value-type="float" office:value="4058.7999999999997" table:content-validation-name="val3" table:style-name="ce14">
            <text:p>4,059</text:p>
          </table:table-cell>
          <table:table-cell office:value-type="float" office:value="31" table:style-name="ce103">
            <text:p>31</text:p>
          </table:table-cell>
          <table:table-cell office:value-type="float" office:value="31" table:style-name="ce104">
            <text:p>31</text:p>
          </table:table-cell>
          <table:table-cell office:value-type="float" office:value="117" table:style-name="ce164">
            <text:p>117</text:p>
          </table:table-cell>
          <table:table-cell office:value-type="float" office:value="113.6" table:style-name="ce165">
            <text:p>114</text:p>
          </table:table-cell>
          <table:table-cell office:value-type="float" office:value="31" table:style-name="ce168">
            <text:p>31</text:p>
          </table:table-cell>
          <table:table-cell office:value-type="float" office:value="31" table:style-name="ce193">
            <text:p>31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179" table:style-name="ce14">
            <text:p>179</text:p>
          </table:table-cell>
          <table:table-cell office:value-type="float" office:value="175.6" table:style-name="ce14">
            <text:p>176</text:p>
          </table:table-cell>
          <table:table-cell office:value-type="float" office:value="4348" table:content-validation-name="val3" table:style-name="ce15">
            <text:p>4,348</text:p>
          </table:table-cell>
          <table:table-cell office:value-type="float" office:value="4234.3999999999996" table:content-validation-name="val3" table:style-name="ce15">
            <text:p>4,234</text:p>
          </table:table-cell>
          <table:table-cell office:value-type="currency" office:value="11982833" table:content-validation-name="val2" table:style-name="ce9">
            <text:p>£11,982,833.00</text:p>
          </table:table-cell>
          <table:table-cell office:value-type="currency" office:value="1238374" table:content-validation-name="val2" table:style-name="ce9">
            <text:p>£1,238,374.00</text:p>
          </table:table-cell>
          <table:table-cell office:value-type="currency" office:value="22230" table:content-validation-name="val2" table:style-name="ce9">
            <text:p>£22,230.00</text:p>
          </table:table-cell>
          <table:table-cell office:value-type="currency" office:value="1045325" table:content-validation-name="val2" table:style-name="ce9">
            <text:p>£1,045,325.00</text:p>
          </table:table-cell>
          <table:table-cell office:value-type="currency" office:value="2552678" table:content-validation-name="val2" table:style-name="ce9">
            <text:p>£2,552,678.00</text:p>
          </table:table-cell>
          <table:table-cell office:value-type="currency" office:value="1170016" table:content-validation-name="val2" table:style-name="ce9">
            <text:p>£1,170,016.00</text:p>
          </table:table-cell>
          <table:table-cell office:value-type="currency" office:value="18011456" table:style-name="ce10">
            <text:p>£18,011,456.00</text:p>
          </table:table-cell>
          <table:table-cell office:value-type="currency" office:value="1218723" table:content-validation-name="val2" table:style-name="ce11">
            <text:p>£1,218,72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218723" table:style-name="ce10">
            <text:p>£1,218,723.00</text:p>
          </table:table-cell>
          <table:table-cell office:value-type="currency" office:value="19230179" table:style-name="ce12">
            <text:p>£19,230,179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shley Hughes</dc:creator>
    <meta:creation-date>2012-07-18T14:50:11Z</meta:creation-date>
    <dc:date>2014-03-26T11:53:03Z</dc:date>
  </office:meta>
</office:document-meta>
</file>